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KARIN ROSA AGUIRRE AMASIFUE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00804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3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GUIRRE AMASIFUEN, KARIN ROS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00804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AMOS HUAMANI, ED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529509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47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47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6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18:18:5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